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ans-serif"/>
    <style:font-face style:name="Mangal1" svg:font-family="Mangal"/>
    <style:font-face style:name="OpenSymbol" svg:font-family="OpenSymbol"/>
    <style:font-face style:name="arial" svg:font-family="arial, sans-serif"/>
    <style:font-face style:name="Courier New"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2" fo:font-size="11pt" fo:language="en" fo:country="GB" style:font-size-asian="11pt" style:font-name-complex="Arial3" style:font-size-complex="11pt"/>
    </style:style>
    <style:style style:name="P2" style:family="paragraph" style:parent-style-name="Standard" style:list-style-name="WWNum1">
      <style:text-properties style:font-name="Arial2" fo:font-size="11pt" fo:language="en" fo:country="GB" style:font-size-asian="11pt" style:font-name-complex="Arial3" style:font-size-complex="11pt"/>
    </style:style>
    <style:style style:name="P3" style:family="paragraph" style:parent-style-name="Standard">
      <style:paragraph-properties fo:text-align="center" style:justify-single-word="false"/>
      <style:text-properties style:font-name="Arial2" fo:font-size="11pt" fo:language="en" fo:country="GB" fo:font-weight="bold" style:font-size-asian="11pt" style:font-weight-asian="bold" style:font-name-complex="Arial3" style:font-size-complex="11pt" style:font-weight-complex="bold"/>
    </style:style>
    <style:style style:name="P4" style:family="paragraph" style:parent-style-name="Standard" style:list-style-name="WWNum1">
      <style:text-properties style:font-name="Arial2" fo:font-size="11pt" fo:language="en" fo:country="GB" fo:font-weight="bold" style:font-size-asian="11pt" style:font-weight-asian="bold" style:font-name-complex="Arial3" style:font-size-complex="11pt" style:font-weight-complex="bold"/>
    </style:style>
    <style:style style:name="P5" style:family="paragraph" style:parent-style-name="Standard" style:list-style-name="WWNum1">
      <style:text-properties style:font-name="Arial2" fo:font-size="11pt" fo:language="en" fo:country="GB" fo:font-weight="normal" style:font-size-asian="11pt" style:font-weight-asian="normal" style:font-name-complex="Arial3" style:font-size-complex="11pt" style:font-weight-complex="normal"/>
    </style:style>
    <style:style style:name="P6" style:family="paragraph" style:parent-style-name="Standard" style:list-style-name="WWNum1"/>
    <style:style style:name="P7" style:family="paragraph" style:parent-style-name="Standard">
      <style:paragraph-properties fo:margin-left="0.635cm" fo:margin-right="0cm" fo:text-indent="0cm" style:auto-text-indent="false"/>
      <style:text-properties fo:language="en" fo:country="GB"/>
    </style:style>
    <style:style style:name="P8" style:family="paragraph" style:parent-style-name="Text_20_body">
      <style:paragraph-properties fo:margin-left="0cm" fo:margin-right="0cm" fo:text-indent="0cm" style:auto-text-indent="false"/>
      <style:text-properties fo:font-variant="normal" fo:text-transform="none" fo:color="#292929" style:font-name="Arial1" fo:font-size="12pt" fo:letter-spacing="normal" fo:font-style="normal" fo:font-weight="normal"/>
    </style:style>
    <style:style style:name="P9" style:family="paragraph" style:parent-style-name="Text_20_body" style:list-style-name="L1">
      <style:paragraph-properties fo:margin-left="0.397cm" fo:margin-right="0cm" fo:margin-top="0cm" fo:margin-bottom="0cm" style:line-height-at-least="0.609cm" fo:text-indent="0cm" style:auto-text-indent="false" fo:padding="0cm" fo:border="none"/>
      <style:text-properties fo:font-variant="normal" fo:text-transform="none" fo:color="#292929" style:font-name="Arial1" fo:font-size="12pt" fo:letter-spacing="normal" fo:font-style="normal" fo:font-weight="normal"/>
    </style:style>
    <style:style style:name="P10" style:family="paragraph" style:parent-style-name="Text_20_body" style:list-style-name="L1">
      <style:paragraph-properties fo:margin-left="0.397cm" fo:margin-right="0cm" fo:margin-top="0cm" fo:margin-bottom="0cm" style:line-height-at-least="0.476cm" fo:text-indent="0cm" style:auto-text-indent="false" fo:padding="0cm" fo:border="none"/>
      <style:text-properties fo:font-variant="normal" fo:text-transform="none" fo:color="#292929" style:font-name="Arial1" fo:font-size="12pt" fo:letter-spacing="normal" fo:font-style="normal" fo:font-weight="normal"/>
    </style:style>
    <style:style style:name="T1" style:family="text">
      <style:text-properties fo:font-style="italic" fo:font-weight="bold"/>
    </style:style>
    <style:style style:name="T2" style:family="text">
      <style:text-properties style:text-underline-style="solid" style:text-underline-width="auto" style:text-underline-color="font-color"/>
    </style:style>
    <style:style style:name="T3" style:family="text">
      <style:text-properties style:font-name="Arial2" fo:font-size="11pt" fo:language="en" fo:country="GB" style:font-size-asian="11pt" style:font-name-complex="Arial3" style:font-size-complex="11pt"/>
    </style:style>
    <style:style style:name="T4" style:family="text">
      <style:text-properties style:font-name="Arial2" fo:font-size="11pt" fo:language="en" fo:country="GB" fo:font-weight="bold" style:font-size-asian="11pt" style:font-weight-asian="bold" style:font-name-complex="Arial3" style:font-size-complex="11pt" style:font-weight-complex="bold"/>
    </style:style>
    <style:style style:name="T5" style:family="text">
      <style:text-properties style:font-name="Arial2" fo:font-size="11pt" fo:language="en" fo:country="GB" fo:font-weight="normal" style:font-size-asian="11pt" style:font-weight-asian="normal" style:font-name-complex="Arial3" style:font-size-complex="11pt" style:font-weight-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ut de Muyambo Park LTD :</text:p>
      <text:list xml:id="list5880147405053610312" text:style-name="L1">
        <text:list-item>
          <text:p text:style-name="P9"><text:span text:style-name="T1">créer un réseau social professionnel</text:span> en Angleterre proposant d'une part des services aux entreprises et particuliers , et d'autre part de faire connaître Muyambo Park auprès des Anglais ;</text:p>
        </text:list-item>
        <text:list-item>
          <text:p text:style-name="P10"><text:span text:style-name="T1">Promouvoir l’écotourisme</text:span> auprès des Anglais en leur  proposant de découvrir Muyambo Park, avec comme mots clés : « Tourisme plus respectueux, à la fois de l’environnement et de l’humain, apportant  un bénéfice économique aux populations locales »</text:p>
        </text:list-item>
        <text:list-item>
          <text:p text:style-name="P9"><text:span text:style-name="T1">Inciter les particuliers et entreprises anglaises  à</text:span> <text:span text:style-name="T1">soutenir et contribue</text:span>r aux projets de Muyambo Park via des <text:span text:style-name="T2">mécénats d'entreprise</text:span>, des <text:span text:style-name="T2">partenariats avec des agences de tourisme</text:span>,et <text:span text:style-name="T2">plusieurs formules de parrainage d'animaux.</text:span></text:p>
        </text:list-item>
      </text:list>
      <text:p text:style-name="Standard"/>
      <text:p text:style-name="Standard"/>
      <text:p text:style-name="P3">Muyambo Park objects</text:p>
      <text:p text:style-name="P1"> </text:p>
      <text:p text:style-name="P1">The Company's objects are: -</text:p>
      <text:p text:style-name="P7"> </text:p>
      <text:list xml:id="list8981475179327826656" text:style-name="WWNum1">
        <text:list-header>
          <text:p text:style-name="P2"/>
        </text:list-header>
        <text:list-item>
          <text:p text:style-name="P6"><text:span text:style-name="T3">“To promote for the benefit of people living in </text:span><text:span text:style-name="T4">Lubumashi</text:span><text:span text:style-name="T3"> (DR Congo) , the conservation protection and improvement of natural environment by promoting biological diversity within the </text:span><text:span text:style-name="T4">MUYAMBO PARK</text:span><text:span text:style-name="T3"> <text:s/>”.</text:span></text:p>
          <text:p text:style-name="P2"/>
        </text:list-item>
        <text:list-item>
          <text:p text:style-name="P6"><text:span text:style-name="T3">To promote for the benefit of the inhabitants of Lubumbashi (DR Congo) and the surrounding area the provision of facilities for recreation or other leisure time occupation in the </text:span><text:span text:style-name="T4">Muyambo Park</text:span></text:p>
          <text:p text:style-name="P4"/>
        </text:list-item>
        <text:list-item>
          <text:p text:style-name="P6"><text:span text:style-name="T5">To promote</text:span><text:span text:style-name="T4"> eco-tourism </text:span><text:span text:style-name="T5">in</text:span><text:span text:style-name="T4"> Muyambo Park </text:span><text:span text:style-name="T5">in order to fighting environmental degradation and poverty in Lubumbashi and <text:s/>the surrounding area</text:span></text:p>
          <text:p text:style-name="P5"/>
        </text:list-item>
        <text:list-item>
          <text:p text:style-name="P2">“To advance the education of the public in the conservation, protection and improvement of the physical and natural environment”</text:p>
        </text:list-item>
        <text:list-item>
          <text:p text:style-name="P2">to raise awareness of mining companies operating in Katanga about the protection of environment ;</text:p>
          <text:p text:style-name="P2"/>
        </text:list-item>
        <text:list-item>
          <text:p text:style-name="P2">“For the benefit of the public to relieve the suffering of animals in need of care and attention and, in particular, to provide and maintain rescue homes or other facilities for the reception, care and treatment of such animals.”</text:p>
          <text:p text:style-name="P2"/>
        </text:list-item>
        <text:list-item>
          <text:p text:style-name="P2">To advance the education of the public in general (and particularly amongst scientists) on the subject of biodeversity and to promote research for the public benefit in all aspects of that subject and to publish the useful results.</text:p>
          <text:p text:style-name="P2"/>
        </text:list-item>
        <text:list-item>
          <text:p text:style-name="P2">To enable and empower young people to become responsible citizens, taking up position within their community and society in general. To help them beat stress and learn new skills by the provision of leisure, sport, cultural and recreational activities.</text:p>
          <text:p text:style-name="P2"/>
        </text:list-item>
        <text:list-item>
          <text:p text:style-name="P2">To promote and facilitate bilateral trade between the United Kingdom and DR Congo</text:p>
          <text:p text:style-name="P2"/>
        </text:list-item>
        <text:list-item>
          <text:p text:style-name="P2">To establish partnerships with other organisations in UK to carry out projects for our mutual benefit and to provide a quality service to organisations that have similar aims or can contribute to our objectives.</text:p>
          <text:p text:style-name="P2"/>
        </text:list-item>
        <text:list-item>
          <text:p text:style-name="P2">To receive money from newly developed funding sources such as grants that will come <text:soft-page-break/>over time depending on deadlines and criterias and To develop and maintain a strong membership base and relationship with differents funders.</text:p>
        </text:list-item>
        <text:list-item>
          <text:p text:style-name="P2">“The prevention or relief of poverty <text:s/>in <text:s/>the Democratic Republic of Congo by providing or assisting in the provision of education, training, healthcare projects and all the necessary support designed to enable individuals to generate a sustainable income and be self-sufficient.”</text:p>
          <text:p text:style-name="P2"/>
        </text:list-item>
        <text:list-item>
          <text:p text:style-name="P2">Making money from selling goods and services in the open market, and <text:s/>reinvesting profits back into the Muyambo Park and the local community in Lubumbashi (DR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ans-serif"/>
    <style:font-face style:name="Mangal1" svg:font-family="Mangal"/>
    <style:font-face style:name="OpenSymbol" svg:font-family="OpenSymbol"/>
    <style:font-face style:name="arial" svg:font-family="arial, sans-serif"/>
    <style:font-face style:name="Courier New"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eddy </meta:initial-creator>
    <meta:creation-date>2014-12-18T11:32:26.16</meta:creation-date>
    <meta:document-statistic meta:table-count="0" meta:image-count="0" meta:object-count="0" meta:page-count="2" meta:paragraph-count="21" meta:word-count="511" meta:character-count="3173"/>
    <dc:date>2014-12-18T11:52:49.32</dc:date>
    <dc:creator>Freddy </dc:creator>
    <meta:editing-duration>PT20M37S</meta:editing-duration>
    <meta:editing-cycles>1</meta:editing-cycles>
    <meta:generator>OpenOffice/4.1.1$Win32 OpenOffice.org_project/411m6$Build-9775</meta:generator>
  </office:meta>
</office:document-meta>
</file>